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09f2" officeooo:paragraph-rsid="000609f2"/>
    </style:style>
    <style:style style:name="P2" style:family="paragraph" style:parent-style-name="Standard">
      <style:text-properties officeooo:rsid="0007bf38" officeooo:paragraph-rsid="0007bf38"/>
    </style:style>
    <style:style style:name="P3" style:family="paragraph" style:parent-style-name="Standard">
      <style:text-properties officeooo:rsid="00098e14" officeooo:paragraph-rsid="00098e14"/>
    </style:style>
    <style:style style:name="P4" style:family="paragraph" style:parent-style-name="Standard">
      <style:text-properties officeooo:rsid="000b055e" officeooo:paragraph-rsid="000b055e"/>
    </style:style>
    <style:style style:name="T1" style:family="text">
      <style:text-properties officeooo:rsid="00098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GitHub</text:p>
      <text:p text:style-name="P1"/>
      <text:p text:style-name="P2">Prime<text:span text:style-name="T1">i</text:span>r<text:span text:style-name="T1">o</text:span> trabalho nesta ferramenta</text:p>
      <text:p text:style-name="P2"/>
      <text:p text:style-name="P3">Estou fazendo as provas dos commit</text:p>
      <text:p text:style-name="P1"/>
      <text:p text:style-name="P4">Acho que está dando certo, o programa está gravando os câmbios no documento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7:19:44.152000000</meta:creation-date>
    <dc:date>2024-05-22T17:29:16.829000000</dc:date>
    <meta:editing-duration>PT9M31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4" meta:word-count="26" meta:character-count="161" meta:non-whitespace-character-count="139"/>
  </office:meta>
</office:document-meta>
</file>